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pCode#</text:p>
          </table:table-cell>
          <table:table-cell table:style-name="ce2" office:value-type="string" calcext:value-type="string">
            <text:p>OpCode</text:p>
          </table:table-cell>
          <table:table-cell/>
          <table:table-cell office:value-type="string" calcext:value-type="string">
            <text:p>Befehlsname</text:p>
          </table:table-cell>
          <table:table-cell/>
        </table:table-row>
        <table:table-row table:style-name="ro1">
          <table:table-cell office:value-type="string" calcext:value-type="string">
            <text:p>ALU</text:p>
          </table:table-cell>
          <table:table-cell table:style-name="ce1" office:value-type="float" office:value="0" calcext:value-type="float">
            <text:p>0</text:p>
          </table:table-cell>
          <table:table-cell table:formula="of:=DEC2BIN([.B2])" office:value-type="string" office:string-value="0" calcext:value-type="string">
            <text:p>0</text:p>
          </table:table-cell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R = a + b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formula="of:=DEC2BIN([.B3])" office:value-type="string" office:string-value="1" calcext:value-type="string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formula="of:=DEC2BIN([.B4])" office:value-type="string" office:string-value="10" calcext:value-type="string">
            <text:p>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formula="of:=DEC2BIN([.B5])" office:value-type="string" office:string-value="11" calcext:value-type="string">
            <text:p>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formula="of:=DEC2BIN([.B6])" office:value-type="string" office:string-value="100" calcext:value-type="string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formula="of:=DEC2BIN([.B7])" office:value-type="string" office:string-value="101" calcext:value-type="string">
            <text:p>1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formula="of:=DEC2BIN([.B8])" office:value-type="string" office:string-value="110" calcext:value-type="string">
            <text:p>1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formula="of:=DEC2BIN([.B9])" office:value-type="string" office:string-value="111" calcext:value-type="string">
            <text:p>1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formula="of:=DEC2BIN([.B10])" office:value-type="string" office:string-value="1000" calcext:value-type="string">
            <text:p>1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formula="of:=DEC2BIN([.B11])" office:value-type="string" office:string-value="1001" calcext:value-type="string">
            <text:p>10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formula="of:=DEC2BIN([.B12])" office:value-type="string" office:string-value="1010" calcext:value-type="string">
            <text:p>10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formula="of:=DEC2BIN([.B13])" office:value-type="string" office:string-value="1011" calcext:value-type="string">
            <text:p>10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formula="of:=DEC2BIN([.B14])" office:value-type="string" office:string-value="1100" calcext:value-type="string">
            <text:p>11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formula="of:=DEC2BIN([.B15])" office:value-type="string" office:string-value="1101" calcext:value-type="string">
            <text:p>11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formula="of:=DEC2BIN([.B16])" office:value-type="string" office:string-value="1110" calcext:value-type="string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formula="of:=DEC2BIN([.B17])" office:value-type="string" office:string-value="1111" calcext:value-type="string">
            <text:p>11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formula="of:=DEC2BIN([.B18])" office:value-type="string" office:string-value="10000" calcext:value-type="string">
            <text:p>10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formula="of:=DEC2BIN([.B19])" office:value-type="string" office:string-value="10001" calcext:value-type="string">
            <text:p>100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formula="of:=DEC2BIN([.B20])" office:value-type="string" office:string-value="10010" calcext:value-type="string">
            <text:p>100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formula="of:=DEC2BIN([.B21])" office:value-type="string" office:string-value="10011" calcext:value-type="string">
            <text:p>100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formula="of:=DEC2BIN([.B22])" office:value-type="string" office:string-value="10100" calcext:value-type="string">
            <text:p>101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formula="of:=DEC2BIN([.B23])" office:value-type="string" office:string-value="10101" calcext:value-type="string">
            <text:p>101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formula="of:=DEC2BIN([.B24])" office:value-type="string" office:string-value="10110" calcext:value-type="string">
            <text:p>101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formula="of:=DEC2BIN([.B25])" office:value-type="string" office:string-value="10111" calcext:value-type="string">
            <text:p>101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formula="of:=DEC2BIN([.B26])" office:value-type="string" office:string-value="11000" calcext:value-type="string">
            <text:p>110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formula="of:=DEC2BIN([.B27])" office:value-type="string" office:string-value="11001" calcext:value-type="string">
            <text:p>110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formula="of:=DEC2BIN([.B28])" office:value-type="string" office:string-value="11010" calcext:value-type="string">
            <text:p>110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formula="of:=DEC2BIN([.B29])" office:value-type="string" office:string-value="11011" calcext:value-type="string">
            <text:p>1101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formula="of:=DEC2BIN([.B30])" office:value-type="string" office:string-value="11100" calcext:value-type="string">
            <text:p>1110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formula="of:=DEC2BIN([.B31])" office:value-type="string" office:string-value="11101" calcext:value-type="string">
            <text:p>11101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formula="of:=DEC2BIN([.B32])" office:value-type="string" office:string-value="11110" calcext:value-type="string">
            <text:p>11110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formula="of:=DEC2BIN([.B33])" office:value-type="string" office:string-value="11111" calcext:value-type="string">
            <text:p>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DEC2BIN([.B34])" office:value-type="string" office:string-value="100000" calcext:value-type="string">
            <text:p>1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DEC2BIN([.B35])" office:value-type="string" office:string-value="100001" calcext:value-type="string">
            <text:p>1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DEC2BIN([.B36])" office:value-type="string" office:string-value="100010" calcext:value-type="string">
            <text:p>10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DEC2BIN([.B37])" office:value-type="string" office:string-value="100011" calcext:value-type="string">
            <text:p>1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DEC2BIN([.B38])" office:value-type="string" office:string-value="100100" calcext:value-type="string">
            <text:p>10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DEC2BIN([.B39])" office:value-type="string" office:string-value="100101" calcext:value-type="string">
            <text:p>10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DEC2BIN([.B40])" office:value-type="string" office:string-value="100110" calcext:value-type="string">
            <text:p>10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DEC2BIN([.B41])" office:value-type="string" office:string-value="100111" calcext:value-type="string">
            <text:p>10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DEC2BIN([.B42])" office:value-type="string" office:string-value="101000" calcext:value-type="string">
            <text:p>10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DEC2BIN([.B43])" office:value-type="string" office:string-value="101001" calcext:value-type="string">
            <text:p>10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DEC2BIN([.B44])" office:value-type="string" office:string-value="101010" calcext:value-type="string">
            <text:p>101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DEC2BIN([.B45])" office:value-type="string" office:string-value="101011" calcext:value-type="string">
            <text:p>10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DEC2BIN([.B46])" office:value-type="string" office:string-value="101100" calcext:value-type="string">
            <text:p>10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DEC2BIN([.B47])" office:value-type="string" office:string-value="101101" calcext:value-type="string">
            <text:p>101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DEC2BIN([.B48])" office:value-type="string" office:string-value="101110" calcext:value-type="string">
            <text:p>101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DEC2BIN([.B49])" office:value-type="string" office:string-value="101111" calcext:value-type="string">
            <text:p>10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DEC2BIN([.B50])" office:value-type="string" office:string-value="110000" calcext:value-type="string">
            <text:p>11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DEC2BIN([.B51])" office:value-type="string" office:string-value="110001" calcext:value-type="string">
            <text:p>11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DEC2BIN([.B52])" office:value-type="string" office:string-value="110010" calcext:value-type="string">
            <text:p>11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DEC2BIN([.B53])" office:value-type="string" office:string-value="110011" calcext:value-type="string">
            <text:p>11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DEC2BIN([.B54])" office:value-type="string" office:string-value="110100" calcext:value-type="string">
            <text:p>11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DEC2BIN([.B55])" office:value-type="string" office:string-value="110101" calcext:value-type="string">
            <text:p>11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DEC2BIN([.B56])" office:value-type="string" office:string-value="110110" calcext:value-type="string">
            <text:p>11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DEC2BIN([.B57])" office:value-type="string" office:string-value="110111" calcext:value-type="string">
            <text:p>11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DEC2BIN([.B58])" office:value-type="string" office:string-value="111000" calcext:value-type="string">
            <text:p>11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DEC2BIN([.B59])" office:value-type="string" office:string-value="111001" calcext:value-type="string">
            <text:p>11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DEC2BIN([.B60])" office:value-type="string" office:string-value="111010" calcext:value-type="string">
            <text:p>111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DEC2BIN([.B61])" office:value-type="string" office:string-value="111011" calcext:value-type="string">
            <text:p>11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DEC2BIN([.B62])" office:value-type="string" office:string-value="111100" calcext:value-type="string">
            <text:p>11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DEC2BIN([.B63])" office:value-type="string" office:string-value="111101" calcext:value-type="string">
            <text:p>111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DEC2BIN([.B64])" office:value-type="string" office:string-value="111110" calcext:value-type="string">
            <text:p>111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DEC2BIN([.B65])" office:value-type="string" office:string-value="111111" calcext:value-type="string">
            <text:p>1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DEC2BIN([.B66])" office:value-type="string" office:string-value="1000000" calcext:value-type="string">
            <text:p>10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DEC2BIN([.B67])" office:value-type="string" office:string-value="1000001" calcext:value-type="string">
            <text:p>10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DEC2BIN([.B68])" office:value-type="string" office:string-value="1000010" calcext:value-type="string">
            <text:p>100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DEC2BIN([.B69])" office:value-type="string" office:string-value="1000011" calcext:value-type="string">
            <text:p>10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DEC2BIN([.B70])" office:value-type="string" office:string-value="1000100" calcext:value-type="string">
            <text:p>100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DEC2BIN([.B71])" office:value-type="string" office:string-value="1000101" calcext:value-type="string">
            <text:p>100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DEC2BIN([.B72])" office:value-type="string" office:string-value="1000110" calcext:value-type="string">
            <text:p>100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DEC2BIN([.B73])" office:value-type="string" office:string-value="1000111" calcext:value-type="string">
            <text:p>100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DEC2BIN([.B74])" office:value-type="string" office:string-value="1001000" calcext:value-type="string">
            <text:p>100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DEC2BIN([.B75])" office:value-type="string" office:string-value="1001001" calcext:value-type="string">
            <text:p>100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DEC2BIN([.B76])" office:value-type="string" office:string-value="1001010" calcext:value-type="string">
            <text:p>1001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DEC2BIN([.B77])" office:value-type="string" office:string-value="1001011" calcext:value-type="string">
            <text:p>100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DEC2BIN([.B78])" office:value-type="string" office:string-value="1001100" calcext:value-type="string">
            <text:p>100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DEC2BIN([.B79])" office:value-type="string" office:string-value="1001101" calcext:value-type="string">
            <text:p>1001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DEC2BIN([.B80])" office:value-type="string" office:string-value="1001110" calcext:value-type="string">
            <text:p>1001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DEC2BIN([.B81])" office:value-type="string" office:string-value="1001111" calcext:value-type="string">
            <text:p>100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DEC2BIN([.B82])" office:value-type="string" office:string-value="1010000" calcext:value-type="string">
            <text:p>101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DEC2BIN([.B83])" office:value-type="string" office:string-value="1010001" calcext:value-type="string">
            <text:p>101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DEC2BIN([.B84])" office:value-type="string" office:string-value="1010010" calcext:value-type="string">
            <text:p>101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DEC2BIN([.B85])" office:value-type="string" office:string-value="1010011" calcext:value-type="string">
            <text:p>101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DEC2BIN([.B86])" office:value-type="string" office:string-value="1010100" calcext:value-type="string">
            <text:p>101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DEC2BIN([.B87])" office:value-type="string" office:string-value="1010101" calcext:value-type="string">
            <text:p>101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DEC2BIN([.B88])" office:value-type="string" office:string-value="1010110" calcext:value-type="string">
            <text:p>101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DEC2BIN([.B89])" office:value-type="string" office:string-value="1010111" calcext:value-type="string">
            <text:p>101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DEC2BIN([.B90])" office:value-type="string" office:string-value="1011000" calcext:value-type="string">
            <text:p>101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DEC2BIN([.B91])" office:value-type="string" office:string-value="1011001" calcext:value-type="string">
            <text:p>101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DEC2BIN([.B92])" office:value-type="string" office:string-value="1011010" calcext:value-type="string">
            <text:p>1011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DEC2BIN([.B93])" office:value-type="string" office:string-value="1011011" calcext:value-type="string">
            <text:p>101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DEC2BIN([.B94])" office:value-type="string" office:string-value="1011100" calcext:value-type="string">
            <text:p>101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DEC2BIN([.B95])" office:value-type="string" office:string-value="1011101" calcext:value-type="string">
            <text:p>1011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DEC2BIN([.B96])" office:value-type="string" office:string-value="1011110" calcext:value-type="string">
            <text:p>1011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DEC2BIN([.B97])" office:value-type="string" office:string-value="1011111" calcext:value-type="string">
            <text:p>10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DEC2BIN([.B98])" office:value-type="string" office:string-value="1100000" calcext:value-type="string">
            <text:p>11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DEC2BIN([.B99])" office:value-type="string" office:string-value="1100001" calcext:value-type="string">
            <text:p>110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DEC2BIN([.B100])" office:value-type="string" office:string-value="1100010" calcext:value-type="string">
            <text:p>110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DEC2BIN([.B101])" office:value-type="string" office:string-value="1100011" calcext:value-type="string">
            <text:p>110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DEC2BIN([.B102])" office:value-type="string" office:string-value="1100100" calcext:value-type="string">
            <text:p>110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DEC2BIN([.B103])" office:value-type="string" office:string-value="1100101" calcext:value-type="string">
            <text:p>110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DEC2BIN([.B104])" office:value-type="string" office:string-value="1100110" calcext:value-type="string">
            <text:p>110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DEC2BIN([.B105])" office:value-type="string" office:string-value="1100111" calcext:value-type="string">
            <text:p>110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DEC2BIN([.B106])" office:value-type="string" office:string-value="1101000" calcext:value-type="string">
            <text:p>110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DEC2BIN([.B107])" office:value-type="string" office:string-value="1101001" calcext:value-type="string">
            <text:p>110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DEC2BIN([.B108])" office:value-type="string" office:string-value="1101010" calcext:value-type="string">
            <text:p>1101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DEC2BIN([.B109])" office:value-type="string" office:string-value="1101011" calcext:value-type="string">
            <text:p>110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DEC2BIN([.B110])" office:value-type="string" office:string-value="1101100" calcext:value-type="string">
            <text:p>110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DEC2BIN([.B111])" office:value-type="string" office:string-value="1101101" calcext:value-type="string">
            <text:p>1101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DEC2BIN([.B112])" office:value-type="string" office:string-value="1101110" calcext:value-type="string">
            <text:p>1101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DEC2BIN([.B113])" office:value-type="string" office:string-value="1101111" calcext:value-type="string">
            <text:p>110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DEC2BIN([.B114])" office:value-type="string" office:string-value="1110000" calcext:value-type="string">
            <text:p>111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DEC2BIN([.B115])" office:value-type="string" office:string-value="1110001" calcext:value-type="string">
            <text:p>1110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DEC2BIN([.B116])" office:value-type="string" office:string-value="1110010" calcext:value-type="string">
            <text:p>1110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DEC2BIN([.B117])" office:value-type="string" office:string-value="1110011" calcext:value-type="string">
            <text:p>1110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DEC2BIN([.B118])" office:value-type="string" office:string-value="1110100" calcext:value-type="string">
            <text:p>1110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DEC2BIN([.B119])" office:value-type="string" office:string-value="1110101" calcext:value-type="string">
            <text:p>1110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DEC2BIN([.B120])" office:value-type="string" office:string-value="1110110" calcext:value-type="string">
            <text:p>1110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DEC2BIN([.B121])" office:value-type="string" office:string-value="1110111" calcext:value-type="string">
            <text:p>1110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DEC2BIN([.B122])" office:value-type="string" office:string-value="1111000" calcext:value-type="string">
            <text:p>1111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DEC2BIN([.B123])" office:value-type="string" office:string-value="1111001" calcext:value-type="string">
            <text:p>11110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DEC2BIN([.B124])" office:value-type="string" office:string-value="1111010" calcext:value-type="string">
            <text:p>11110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DEC2BIN([.B125])" office:value-type="string" office:string-value="1111011" calcext:value-type="string">
            <text:p>11110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DEC2BIN([.B126])" office:value-type="string" office:string-value="1111100" calcext:value-type="string">
            <text:p>11111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DEC2BIN([.B127])" office:value-type="string" office:string-value="1111101" calcext:value-type="string">
            <text:p>1111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DEC2BIN([.B128])" office:value-type="string" office:string-value="1111110" calcext:value-type="string">
            <text:p>111111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DEC2BIN([.B129])" office:value-type="string" office:string-value="1111111" calcext:value-type="string">
            <text:p>11111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DEC2BIN([.B130])" office:value-type="string" office:string-value="10000000" calcext:value-type="string">
            <text:p>100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DEC2BIN([.B131])" office:value-type="string" office:string-value="10000001" calcext:value-type="string">
            <text:p>1000000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3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4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5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6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7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8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19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0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5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6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7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8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19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20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21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22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23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EC2BIN([.B224])" office:value-type="string" office:string-value="0" calcext:value-type="string">
            <text:p>0</text:p>
          </table:table-cell>
          <table:table-cell table:number-columns-repeated="3"/>
        </table:table-row>
        <table:table-row table:style-name="ro1" table:number-rows-repeated="104835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4-17T11:43:06.400250619</meta:creation-date>
    <dc:date>2023-04-17T16:51:02.673420971</dc:date>
    <meta:editing-duration>PT4H57M46S</meta:editing-duration>
    <meta:editing-cycles>1</meta:editing-cycles>
    <meta:document-statistic meta:table-count="1" meta:cell-count="359" meta:object-count="0"/>
    <meta:generator>LibreOffice/7.3.4.2$MacOSX_X86_64 LibreOffice_project/728fec16bd5f605073805c3c9e7c4212a0120dc5</meta:generator>
  </office:meta>
</office:document-meta>
</file>